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a29b" officeooo:paragraph-rsid="001ea29b"/>
    </style:style>
    <style:style style:name="P2" style:family="paragraph" style:parent-style-name="Standard">
      <style:text-properties officeooo:rsid="001ff60a" officeooo:paragraph-rsid="001ff60a"/>
    </style:style>
    <style:style style:name="P3" style:family="paragraph" style:parent-style-name="Standard">
      <style:text-properties officeooo:rsid="0021e9cd" officeooo:paragraph-rsid="0021e9cd"/>
    </style:style>
    <style:style style:name="P4" style:family="paragraph" style:parent-style-name="Standard">
      <style:text-properties officeooo:rsid="0022cbea" officeooo:paragraph-rsid="0022cbea"/>
    </style:style>
    <style:style style:name="P5" style:family="paragraph" style:parent-style-name="Standard">
      <style:text-properties officeooo:rsid="0023ddb7" officeooo:paragraph-rsid="0023ddb7"/>
    </style:style>
    <style:style style:name="P6" style:family="paragraph" style:parent-style-name="Standard">
      <style:text-properties officeooo:rsid="0023e4b8" officeooo:paragraph-rsid="0023e4b8"/>
    </style:style>
    <style:style style:name="P7" style:family="paragraph" style:parent-style-name="Standard">
      <style:text-properties officeooo:rsid="002690dc" officeooo:paragraph-rsid="002690dc"/>
    </style:style>
    <style:style style:name="P8" style:family="paragraph" style:parent-style-name="Standard">
      <style:text-properties officeooo:rsid="00287598" officeooo:paragraph-rsid="00287598"/>
    </style:style>
    <style:style style:name="P9" style:family="paragraph" style:parent-style-name="Standard">
      <style:text-properties officeooo:rsid="0029bb4b" officeooo:paragraph-rsid="00287598"/>
    </style:style>
    <style:style style:name="P10" style:family="paragraph" style:parent-style-name="Standard">
      <style:text-properties officeooo:rsid="002bb2db" officeooo:paragraph-rsid="002bb2db"/>
    </style:style>
    <style:style style:name="T1" style:family="text">
      <style:text-properties officeooo:rsid="001ff60a"/>
    </style:style>
    <style:style style:name="T2" style:family="text">
      <style:text-properties officeooo:rsid="001ff8a1"/>
    </style:style>
    <style:style style:name="T3" style:family="text">
      <style:text-properties officeooo:rsid="0022cbea"/>
    </style:style>
    <style:style style:name="T4" style:family="text">
      <style:text-properties officeooo:rsid="0023ddb7"/>
    </style:style>
    <style:style style:name="T5" style:family="text">
      <style:text-properties officeooo:rsid="0023e4b8"/>
    </style:style>
    <style:style style:name="T6" style:family="text">
      <style:text-properties officeooo:rsid="00287598"/>
    </style:style>
    <style:style style:name="T7" style:family="text">
      <style:text-properties officeooo:rsid="0029bb4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unti Incontro Talos-Sec <text:span text:style-name="T1">(ci verrà fornita la documentazione poi)</text:span></text:p>
      <text:p text:style-name="P1"/>
      <text:p text:style-name="P1">Il sistema è costituito da microservizzi (piccoli web-service indipendenti che eseguono diversi compiti ciascuno). Ciascuno espone delle API di tipo REST (consentono di definire degli indirizzi ip con percorsi specifici per poter inviare/ricevere comandi per il servizio. Le rest servono per standardizzare il tipo di dati, generalmente come json, da immettere nel traffico)(le chiamate nei sistemi rest sono asincrone, ovvero non aspettano il risultato prima di mostrare qualcosa. Per recuperare poi il risultato bisognerà fare una richiesta di tipo GET in seguito)</text:p>
      <text:p text:style-name="P1"/>
      <text:p text:style-name="P2">Approver è quindi una somma di diversi microservizi, gestiti da un insieme di microservizi di controllo (orchestratore, orc.) che definisce e gestisce il flusso di chiamata dei ms.</text:p>
      <text:p text:style-name="P2">Tramite l’interfaccia io posso caricare l’apk (ovvero mandarla ad un apk-storage, che restituisce un messaggio di conferma all’utente e mandando un msg all’orc per avvisare dell’arrivo di un nuovo file). L’interfaccia fa poi una serie di richeste get ai singoli moduli per richiedere I risultati (che saranno inviati come json) che verranno mostrati con un interfaccia grtafica sviluppata con angularjs</text:p>
      <text:p text:style-name="P2"/>
      <text:p text:style-name="P2">L’autenticazione al sito viene gestita con I json web token (jwt) <text:span text:style-name="T2">(il sistema riceve I dati e li manda al service che risponde con un jwt, il quale contiene I tipi di privilegi che l’utente possiede, ovvero cosa può o non può fare). Il token viene incluso poi nelle richieste ed il servizio si occuperà di verificare che il token sia valido (nel caso negativo il servizio ritorna un 403). Un utente per ora è costretto ad eseguire un analisi completa (flusso dettato dall’orc.), non può scegliere quali analisi specifiche fare (vi è un proxy che filtra richieste di quel tipo). </text:span></text:p>
      <text:p text:style-name="P2"/>
      <text:p text:style-name="P3">Da 32.30 minuti della registrazione si parla dell’app <text:span text:style-name="T5">di marco</text:span>, salta a <text:span text:style-name="T3">46.30</text:span></text:p>
      <text:p text:style-name="P3"/>
      <text:p text:style-name="P4">Non mi preoccupo dell’utente consumer, scope sul buisness che accede dal sito e fa le sue analisi.</text:p>
      <text:p text:style-name="P4">L’utente non è contento dell’attuale visualizzazione dei dati, in quanto se fa due analisi di due versioni diverse dell’app, il sistema te le considera come due app diverse. Manca una visione d’insieme e comparativa tra le varie versioni della stessa app. Vogliamo fornire una visualizzazione comparata rispetto a diverse analisi. <text:span text:style-name="T4">Il sistema deve riconoscere che un’app ha subito diverse analisi (rispetto a versioni diverse) e permettere di confrontare tali risultati.</text:span></text:p>
      <text:p text:style-name="P5">Il modulo (chiamato S) dovrà essere inserito nel back-end di approver, dovrà fornire dati dentro dashboard (quindi non un link a parte, ma una “pagina” della dashboard). Il mio servizio potrà parlare sia con l’orc che con I moduli. Le app sono identificate con MD5 <text:span text:style-name="T6">dentro approver</text:span>, quindi non si ha il concetto di identificazione per nome <text:span text:style-name="T6">dell’app </text:span>nel sistema, <text:span text:style-name="T5">quindi dovrò integrare un database che colleghi ciascuno md5 ad un identificativo che mi permetta di raggruppare le diverse versioni delle app (in pratica nel mio db ci sarà “app1 –→ elenco degli md5 di tutte le analisi di app1”). Vi è già l’accoppiamento MD5-utente (fornisce una coppia identificativa univoca)</text:span></text:p>
      <text:p text:style-name="P6">A priori decideremo noi quali analisi mostrare, da decidere in fase di requisito, come requisiti opzionali metteremo la possibilità all’utente di scegliere le analisi.</text:p>
      <text:p text:style-name="P6">Finchè un utente non clicca su “storico” il servizio non si attiva.</text:p>
      <text:p text:style-name="P6"/>
      <text:p text:style-name="P7">A 1h termina la mia parte. <text:span text:style-name="T7">Dopo vi è la parte di luca e ulteriori domande di Marco, nulla da ascoltare. Guardare verso 1.45 h (o poco prima) per le ultime due domande, ma comunque ho la risposta sull’altro file</text:span></text:p>
      <text:p text:style-name="P7"/>
      <text:p text:style-name="P8">n.b. Le specifiche dettagliate progetto verranno discusse in un appuntamento privato da definire</text:p>
      <text:p text:style-name="P8"/>
      <text:p text:style-name="P10">Secondo incontro martedì prossimo dalle 14 alle 15, scrivere a verderame per conferma</text:p>
      <text:p text:style-name="P10"/>
      <text:p text:style-name="P8"/>
      <text:p text:style-name="P8"><text:soft-page-break/></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4:09:00.781122196</meta:creation-date>
    <dc:date>2018-03-09T15:56:32.918105630</dc:date>
    <meta:editing-duration>PT41M27S</meta:editing-duration>
    <meta:editing-cycles>7</meta:editing-cycles>
    <meta:generator>LibreOffice/5.2.2.2$Linux_X86_64 LibreOffice_project/20m0$Build-2</meta:generator>
    <meta:document-statistic meta:table-count="0" meta:image-count="0" meta:object-count="0" meta:page-count="2" meta:paragraph-count="14" meta:word-count="592" meta:character-count="3734" meta:non-whitespace-character-count="3155"/>
  </office:meta>
</office:document-meta>
</file>